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AttributeRepository.getConstructor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getConstructorAttributeBundle( Constructo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AttributeRepository.addReturnAttribute( String name , Class [ ] parameters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addParameterAttribute( Method m , int parameterIndex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AttributeRepository.checkSea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AttributeRepository.addParameterAttribute( Class [ ] parameters , int parameterIndex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addFieldAttribute( String name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getMethodAttributeBundle( Method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AttributeRepository.addMethodAttribute( String name , Class [ ] parameters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addConstructorAttribute( Class [ ] parameters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addMethodAttribute( Method m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AttributeRepository.addConstructorAttribute( Constructor c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AttributeRepository.getMetho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se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AttributeRepository.addFieldAttribute( Field f , Object attrib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untimeAttributeRepository.addParameterAttribute( Constructor c , int parameterIndex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AttributeRepository.addParameterAttribute( String name , Class [ ] parameters , int parameterIndex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addReturnAttribute( Method m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AttributeRepository.getClas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getFiel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getDefin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addClassAttribute(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AttributeRepository.RuntimeAttributeRepository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AttributeRepository.getMethodOrConstructorAttributeBundle( Map map , String signature , int numSlo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